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30000030B6373967448B7C91D.png" manifest:media-type="image/png"/>
  <manifest:file-entry manifest:full-path="Pictures/100000000000032600000378A171B62ED73033C7.png" manifest:media-type="image/png"/>
  <manifest:file-entry manifest:full-path="Pictures/10000000000005C7000002AE7BA4D4D00BC4D3BD.png" manifest:media-type="image/png"/>
  <manifest:file-entry manifest:full-path="Pictures/10000201000002560000019EB5BF2F6DA4C7B8E3.png" manifest:media-type="image/png"/>
  <manifest:file-entry manifest:full-path="Pictures/10000000000005D60000034CDA9C2671BD1D53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fo:min-height="13.357cm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draw:auto-grow-height="true" fo:min-height="13.357cm"/>
    </style:style>
    <style:style style:name="pr4" style:family="presentation" style:parent-style-name="Title1-notes">
      <style:graphic-properties draw:fill-color="#ffffff" fo:min-height="13.35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.498cm" fo:line-height="98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T1" style:family="text">
      <style:text-properties fo:font-size="20pt" fo:language="nl" fo:country="BE" style:font-size-asian="20pt" style:language-asian="nl" style:country-asian="BE" style:font-size-complex="20pt" style:language-complex="nl" style:country-complex="BE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text-position="0% 100%" style:font-name="Noto Sans Regular" fo:font-size="20pt" fo:language="nl" fo:country="BE" fo:font-style="normal" fo:text-shadow="none" style:text-underline-style="none" fo:font-weight="normal" style:letter-kerning="true" fo:background-color="transparent" style:font-name-asian="DejaVu Sans1" style:font-size-asian="20pt" style:language-asian="nl" style:country-asian="BE" style:font-style-asian="normal" style:font-weight-asian="normal" style:font-name-complex="DejaVu Sans1" style:font-size-complex="20pt" style:language-complex="nl" style:country-complex="B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ef2929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suffix="." style:num-format="1">
        <style:list-level-properties text:space-before="0.295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itle1" presentation:presentation-page-layout-name="AL1T15">
        <draw:frame draw:style-name="gr1" draw:text-style-name="P1" draw:layer="layout" svg:width="17.386cm" svg:height="11.6cm" svg:x="5.6cm" svg:y="5.4cm">
          <draw:image xlink:href="Pictures/10000201000002560000019EB5BF2F6DA4C7B8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1" draw:text-style-name="P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5">
        <office:forms form:automatic-focus="false" form:apply-design-mode="false"/>
        <draw:frame presentation:style-name="pr2" draw:text-style-name="P4" draw:layer="layout" svg:width="25.603cm" svg:height="13.6cm" svg:x="1.197cm" svg:y="4.8cm" presentation:class="outline" presentation:user-transformed="true">
          <draw:text-box>
            <text:list text:style-name="L1">
              <text:list-item>
                <text:p text:style-name="P3"><text:span text:style-name="T1">Workshop Paper</text:span></text:p>
                <text:list>
                  <text:list-item>
                    <text:p><text:span text:style-name="T1">Review ? (deadline ?)</text:span></text:p>
                  </text:list-item>
                </text:list>
              </text:list-item>
              <text:list-item>
                <text:p text:style-name="P3"><text:span text:style-name="T2">AAAI</text:span></text:p>
                <text:list>
                  <text:list-item>
                    <text:p><text:span text:style-name="T2">Structure</text:span></text:p>
                  </text:list-item>
                  <text:list-item>
                    <text:p><text:span text:style-name="T2">Experim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"><text:s/></text:span><text:span text:style-name="T2">Encode logic problems in CPPY</text:span></text:p>
                      </text:list-item>
                      <text:list-item>
                        <text:p><text:span text:style-name="T2"><text:s/></text:span><text:span text:style-name="T2">Apply Tseitin transform (transformation to CNF)</text:span></text:p>
                      </text:list-item>
                      <text:list-item>
                        <text:p><text:span text:style-name="T2"><text:s/></text:span><text:span text:style-name="T2">CSP-explain</text:span></text:p>
                      </text:list-item>
                      <text:list-item>
                        <text:p><text:span text:style-name="T2"><text:s/></text:span><text:span text:style-name="T2">CSP-explain-Increment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7cm" svg:height="11.134cm" svg:x="3.074cm" svg:y="2.258cm" draw:page-number="2" presentation:class="page"/>
          <draw:frame presentation:style-name="pr1" draw:text-style-name="P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4" draw:master-page-name="Title1" presentation:presentation-page-layout-name="AL1T15">
        <office:forms form:automatic-focus="false" form:apply-design-mode="false"/>
        <draw:frame draw:style-name="gr1" draw:text-style-name="P1" draw:layer="layout" svg:width="26.153cm" svg:height="14.774cm" svg:x="0.864cm" svg:y="3.4cm">
          <draw:image xlink:href="Pictures/10000000000005D60000034CDA9C2671BD1D53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38cm" svg:height="11.126cm" svg:x="3.074cm" svg:y="2.258cm" draw:page-number="3" presentation:class="page"/>
          <draw:frame presentation:style-name="pr3" draw:text-style-name="P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4" draw:master-page-name="Title1" presentation:presentation-page-layout-name="AL1T15">
        <draw:frame draw:style-name="gr1" draw:text-style-name="P1" draw:layer="layout" svg:width="26.217cm" svg:height="12.16cm" svg:x="0.983cm" svg:y="4.599cm">
          <draw:image xlink:href="Pictures/10000000000005C7000002AE7BA4D4D00BC4D3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38cm" svg:height="11.126cm" svg:x="3.074cm" svg:y="2.258cm" draw:page-number="4" presentation:class="page"/>
          <draw:frame presentation:style-name="pr4" draw:text-style-name="P5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5">
        <draw:frame draw:style-name="gr1" draw:text-style-name="P1" draw:layer="layout" svg:width="18.484cm" svg:height="20.365cm" svg:x="5.116cm" svg:y="0.435cm">
          <draw:image xlink:href="Pictures/100000000000032600000378A171B62ED73033C7.png" xlink:type="simple" xlink:show="embed" xlink:actuate="onLoad" loext:mime-type="image/png">
            <text:p/>
          </draw:image>
        </draw:frame>
        <presentation:notes draw:style-name="dp5">
          <draw:page-thumbnail draw:style-name="gr2" draw:layer="layout" svg:width="14.847cm" svg:height="11.134cm" svg:x="3.074cm" svg:y="2.258cm" draw:page-number="5" presentation:class="page"/>
          <draw:frame presentation:style-name="pr1" draw:text-style-name="P2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5">
        <draw:frame draw:style-name="gr1" draw:text-style-name="P1" draw:layer="layout" svg:width="22.088cm" svg:height="20.607cm" svg:x="3cm" svg:y="0.2cm">
          <draw:image xlink:href="Pictures/10000000000003430000030B6373967448B7C91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7cm" svg:height="11.134cm" svg:x="3.074cm" svg:y="2.258cm" draw:page-number="6" presentation:class="page"/>
          <draw:frame presentation:style-name="pr1" draw:text-style-name="P2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  <style:paragraph-properties fo:text-align="star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cm" fo:margin-right="0cm" fo:margin-top="0cm" fo:margin-bottom="0.663cm" fo:line-height="98%" fo:text-align="start" fo:text-indent="-0.95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fo:background-color="transparent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59cm" fo:margin-right="0cm" fo:margin-top="0cm" fo:margin-bottom="0.528cm" fo:line-height="98%" fo:text-align="start" fo:text-indent="-0.792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1cm" fo:margin-right="0cm" fo:margin-top="0cm" fo:margin-bottom="0.394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39cm" fo:margin-right="0cm" fo:margin-top="0cm" fo:margin-bottom="0.263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8pt" fo:font-style="normal" fo:text-shadow="none" style:text-underline-style="none" fo:font-weight="bold" fo:background-color="transparent" style:font-name-asian="DejaVu Sans1" style:font-family-asian="'DejaVu Sans'" style:font-pitch-asian="variable" style:font-size-asian="48pt" style:font-style-asian="normal" style:font-weight-asian="bold" style:font-name-complex="DejaVu Sans1" style:font-family-complex="'DejaVu Sans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cm" fo:margin-bottom="0.496cm" fo:line-height="98%" fo:text-align="start" fo:text-indent="-0.951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cm" fo:margin-right="0cm" fo:margin-top="0cm" fo:margin-bottom="0.4cm" fo:line-height="98%" fo:text-align="start" fo:text-indent="-0.792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1cm" fo:margin-right="0cm" fo:margin-top="0cm" fo:margin-bottom="0.298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cm" fo:margin-right="0cm" fo:margin-top="0cm" fo:margin-bottom="0.20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44pt" style:font-style-asian="normal" style:font-weight-asian="bold" style:font-name-complex="DejaVu Sans1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8cm" fo:min-width="0.899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9cm" fo:min-width="0.899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8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8%" fo:text-align="center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ef2929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Noto Sans Regular" fo:font-size="14pt" fo:language="nl" fo:country="BE" style:font-size-asian="14pt" style:language-asian="nl" style:country-asian="BE" style:font-size-complex="14pt" style:language-complex="nl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3.791cm" svg:height="3.991cm" svg:x="2.197cm" svg:y="11.397cm" presentation:class="title" presentation:placeholder="true">
        <draw:text-box/>
      </draw:frame>
      <draw:frame presentation:style-name="Default-outline1" draw:layer="backgroundobjects" svg:width="23.791cm" svg:height="2.721cm" svg:x="2.197cm" svg:y="16.398cm" presentation:class="outline" presentation:placeholder="true">
        <draw:text-box/>
      </draw:frame>
      <draw:frame draw:style-name="Mgr3" draw:text-style-name="MP6" draw:layer="backgroundobjects" svg:width="6.513cm" svg:height="1.438cm" svg:x="1.396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68cm" svg:height="1.438cm" svg:x="9.576cm" svg:y="19.12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515cm" svg:height="1.438cm" svg:x="20.076cm" svg:y="19.128cm" presentation:class="page-number">
        <draw:text-box>
          <text:list text:style-name="ML1">
            <text:list-header>
              <text:p text:style-name="MP9"><text:span text:style-name="MT2"><text:page-number>&lt;number&gt;</text:page-number></text:span><text:span text:style-name="MT2"><text:s/>/ 5</text:span></text:p>
            </text:list-header>
          </text:list>
        </draw:text-box>
      </draw:frame>
      <draw:custom-shape draw:style-name="Mgr6" draw:text-style-name="MP11" draw:layer="backgroundobjects" svg:width="1.399cm" svg:height="2.998cm" svg:x="0cm" svg:y="11.99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9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10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1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2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4.589cm" svg:height="3.497cm" svg:x="2cm" svg:y="0.837cm" presentation:class="title" presentation:placeholder="true">
        <draw:text-box/>
      </draw:frame>
      <draw:frame presentation:style-name="Title1-outline1" draw:layer="backgroundobjects" svg:width="23.993cm" svg:height="12.17cm" svg:x="2cm" svg:y="6.001cm" presentation:class="outline" presentation:placeholder="true">
        <draw:text-box/>
      </draw:frame>
      <draw:frame draw:style-name="Mgr13" draw:text-style-name="MP6" draw:layer="backgroundobjects" svg:width="6.513cm" svg:height="1.438cm" svg:x="1.396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14" draw:text-style-name="MP8" draw:layer="backgroundobjects" svg:width="8.868cm" svg:height="1.438cm" svg:x="9.576cm" svg:y="19.12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15" draw:text-style-name="MP10" draw:layer="backgroundobjects" svg:width="6.515cm" svg:height="1.438cm" svg:x="20.076cm" svg:y="19.128cm" presentation:class="page-number">
        <draw:text-box>
          <text:list text:style-name="ML1">
            <text:list-header>
              <text:p text:style-name="MP9"><text:span text:style-name="MT2"><text:page-number>&lt;number&gt;</text:page-number></text:span><text:span text:style-name="MT2"><text:s/>/ 5</text:span></text:p>
            </text:list-header>
          </text:list>
        </draw:text-box>
      </draw:frame>
      <draw:custom-shape draw:style-name="Mgr16" draw:text-style-name="MP11" draw:layer="backgroundobjects" svg:width="1.399cm" svg:height="2.999cm" svg:x="0cm" svg:y="0.797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press</dc:title>
    <meta:creation-date>2020-06-08T14:19:28.085229900</meta:creation-date>
    <dc:date>2020-06-30T10:30:46.655079843</dc:date>
    <meta:editing-cycles>37</meta:editing-cycles>
    <meta:editing-duration>PT21H31M10S</meta:editing-duration>
    <meta:generator>LibreOffice/6.1.5.2$Linux_X86_64 LibreOffice_project/10$Build-2</meta:generator>
    <meta:document-statistic meta:object-count="56"/>
  </office:meta>
</office:document-meta>
</file>